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2.1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3cm" svg:y1="5.588cm" svg:x2="12.561cm" svg:y2="5.554cm">
          <text:p/>
        </draw:line>
        <draw:line draw:style-name="gr2" draw:text-style-name="P1" draw:layer="layout" svg:x1="3.927cm" svg:y1="5.616cm" svg:x2="3.937cm" svg:y2="4.043cm">
          <text:p/>
        </draw:line>
        <draw:custom-shape draw:style-name="gr3" draw:text-style-name="P3" draw:layer="layout" svg:width="3.293cm" svg:height="2cm" svg:x="8.922cm" svg:y="2.032cm">
          <text:p text:style-name="P2"><text:span text:style-name="T1">web01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9.953cm" svg:y="3.776cm">
          <draw:text-box>
            <text:p><text:span text:style-name="T5"/></text:p>
            <text:p><text:span text:style-name="T5">10.1.1.241</text:span></text:p>
          </draw:text-box>
        </draw:frame>
        <draw:frame draw:style-name="gr5" draw:text-style-name="P5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custom-shape draw:style-name="gr6" draw:text-style-name="P3" draw:layer="layout" svg:width="3.293cm" svg:height="2cm" svg:x="2.622cm" svg:y="2.032cm">
          <text:p text:style-name="P2"><text:span text:style-name="T1">cn01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3.753cm" svg:y="3.976cm">
          <draw:text-box>
            <text:p><text:span text:style-name="T5"/></text:p>
            <text:p><text:span text:style-name="T5">10.1.1.240</text:span></text:p>
          </draw:text-box>
        </draw:frame>
        <draw:line draw:style-name="gr2" draw:text-style-name="P1" draw:layer="layout" svg:x1="9.727cm" svg:y1="5.617cm" svg:x2="9.737cm" svg:y2="4.044cm">
          <text:p/>
        </draw:line>
        <draw:frame draw:style-name="gr7" draw:text-style-name="P6" draw:layer="layout" svg:width="2.685cm" svg:height="1.34cm" svg:x="2.972cm" svg:y="2.748cm">
          <draw:text-box>
            <text:p><text:span text:style-name="T6">-Ansible ctl</text:span></text:p>
            <text:p><text:span text:style-name="T6">-Git Server</text:span></text:p>
          </draw:text-box>
        </draw:frame>
        <draw:frame draw:style-name="gr8" draw:text-style-name="P6" draw:layer="layout" svg:width="2.665cm" svg:height="0.725cm" svg:x="9.487cm" svg:y="2.611cm">
          <draw:text-box>
            <text:p><text:span text:style-name="T6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3-10T14:10:03.071857368</dc:date>
    <meta:editing-duration>PT2H34M14S</meta:editing-duration>
    <meta:editing-cycles>33</meta:editing-cycles>
    <meta:generator>LibreOffice/6.4.7.2$Linux_X86_64 LibreOffice_project/40$Build-2</meta:generator>
    <meta:document-statistic meta:object-count="10"/>
  </office:meta>
</office:document-meta>
</file>